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43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st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make left tabs wi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how version number on start scree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ake button widgets one-cli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ack button when inspecting ch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14172753400897299089UL: can't move from BV inn to R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8978331046732555781UL: bad valley-&gt;high pass tile mismatc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make character selection arrows wrap aroun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fix goal dialog size on androi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Sheet1.A1:Sheet1.E63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4:46:26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6-03-06T14:47:26.749000000</dc:date>
    <meta:editing-duration>PT18H7M13S</meta:editing-duration>
    <meta:editing-cycles>67</meta:editing-cycles>
    <meta:generator>LibreOffice/5.0.5.2$Windows_x86 LibreOffice_project/55b006a02d247b5f7215fc6ea0fde844b30035b3</meta:generator>
    <meta:document-statistic meta:table-count="1" meta:cell-count="315" meta:object-count="0"/>
  </office:meta>
</office:document-meta>
</file>